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quare_20_unfilled" draw:marker-end="Square_20_unfille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5cm"/>
    </style:style>
    <style:style style:name="gr3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379cm" fo:min-width="0.129cm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 fo:min-height="0.379cm" fo:min-width="0.129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.379cm" fo:min-width="0.129cm"/>
    </style:style>
    <style:style style:name="gr7" style:family="graphic" style:parent-style-name="standard">
      <style:graphic-properties draw:fill-color="#dd4814" draw:textarea-horizontal-align="justify" draw:textarea-vertical-align="middle" draw:auto-grow-height="false" fo:min-height="0.379cm" fo:min-width="0.1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52cm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 fo:min-height="0.131cm" fo:min-width="0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131cm" fo:min-width="0.047cm"/>
    </style:style>
    <style:style style:name="gr11" style:family="graphic" style:parent-style-name="standard">
      <style:graphic-properties draw:textarea-horizontal-align="justify" draw:textarea-vertical-align="middle" draw:auto-grow-height="false" fo:min-height="0.131cm" fo:min-width="0.047cm"/>
    </style:style>
    <style:style style:name="gr12" style:family="graphic" style:parent-style-name="standard">
      <style:graphic-properties draw:fill-color="#00ff00" draw:textarea-horizontal-align="justify" draw:textarea-vertical-align="middle" draw:auto-grow-height="false" fo:min-height="0.13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131cm" fo:min-width="1.113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131cm" fo:min-width="0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0.131cm" fo:min-width="0.164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0.131cm" fo:min-width="0.164cm"/>
    </style:style>
    <style:style style:name="gr17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18" style:family="graphic" style:parent-style-name="standard">
      <style:graphic-properties draw:fill-color="#dd4814" draw:textarea-horizontal-align="justify" draw:textarea-vertical-align="middle" draw:auto-grow-height="false" fo:min-height="0.131cm" fo:min-width="0.196cm"/>
    </style:style>
    <style:style style:name="gr19" style:family="graphic" style:parent-style-name="standard">
      <style:graphic-properties draw:fill-color="#dd4814" draw:textarea-horizontal-align="justify" draw:textarea-vertical-align="middle" draw:auto-grow-height="false" fo:min-height="0.131cm" fo:min-width="0.0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-color="#e6e6e6"/>
      <style:paragraph-properties fo:text-align="center"/>
    </style:style>
    <style:style style:name="P7" style:family="paragraph">
      <loext:graphic-properties draw:fill-color="#dd4814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74cm" svg:y1="12.687cm" svg:x2="15.778cm" svg:y2="12.687cm">
          <text:p/>
        </draw:line>
        <draw:frame draw:style-name="gr2" draw:text-style-name="P2" draw:layer="layout" svg:width="3.855cm" svg:height="0.878cm" svg:x="9.579cm" svg:y="11.682cm">
          <draw:text-box>
            <text:p><text:span text:style-name="T1">Global period</text:span></text:p>
          </draw:text-box>
        </draw:frame>
        <draw:custom-shape draw:style-name="gr3" draw:text-style-name="P3" draw:layer="layout" svg:width="0.889cm" svg:height="0.889cm" svg:x="7.944cm" svg:y="1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89cm" svg:x="8.243cm" svg:y="1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89cm" svg:height="0.889cm" svg:x="8.5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89cm" svg:height="0.889cm" svg:x="9.728cm" svg:y="1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89cm" svg:height="0.889cm" svg:x="10.027cm" svg:y="1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1.242cm" svg:y="14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1.541cm" svg:y="1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89cm" svg:height="0.889cm" svg:x="12.848cm" svg:y="1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89cm" svg:height="0.889cm" svg:x="13.147cm" svg:y="1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89cm" svg:height="0.889cm" svg:x="13.446cm" svg:y="1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889cm" svg:height="0.889cm" svg:x="14.642cm" svg:y="14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889cm" svg:height="0.889cm" svg:x="14.941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52cm" svg:height="1.199cm" svg:x="5.728cm" svg:y="14.71cm">
          <draw:text-box>
            <text:p text:style-name="P3"><text:span text:style-name="T2">Thread</text:span></text:p>
            <text:p text:style-name="P3"><text:span text:style-name="T2">groups</text:span></text:p>
          </draw:text-box>
        </draw:frame>
        <draw:custom-shape draw:style-name="gr9" draw:text-style-name="P6" draw:layer="layout" svg:width="0.312cm" svg:height="0.381cm" svg:x="7.555cm" svg:y="13.0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47cm" svg:height="0.381cm" svg:x="7.915cm" svg:y="13.0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47cm" svg:height="0.381cm" svg:x="8.505cm" svg:y="13.0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257cm" svg:height="0.381cm" svg:x="9.1cm" svg:y="13.0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25cm" svg:height="0.381cm" svg:x="9.395cm" svg:y="13.0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13cm" svg:height="0.381cm" svg:x="9.705cm" svg:y="13.0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321cm" svg:height="0.381cm" svg:x="11.36cm" svg:y="13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02cm" svg:height="0.381cm" svg:x="11.725cm" svg:y="13.0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664cm" svg:height="0.381cm" svg:x="11.98cm" svg:y="13.0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64cm" svg:height="0.381cm" svg:x="12.69cm" svg:y="13.0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334cm" svg:height="0.381cm" svg:x="13.4cm" svg:y="13.0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696cm" svg:height="0.381cm" svg:x="13.785cm" svg:y="13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12cm" svg:height="0.381cm" svg:x="14.525cm" svg:y="13.0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47cm" svg:height="0.381cm" svg:x="14.885cm" svg:y="13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57cm" svg:height="0.381cm" svg:x="15.48cm" svg:y="13.06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.493cm" svg:height="0.806cm" svg:x="8.029cm" svg:y="16.116cm">
          <draw:text-box>
            <text:p><text:span text:style-name="T3">35%</text:span></text:p>
          </draw:text-box>
        </draw:frame>
        <draw:frame draw:style-name="gr20" draw:text-style-name="P9" draw:layer="layout" svg:width="1.493cm" svg:height="0.806cm" svg:x="11.13cm" svg:y="16.116cm">
          <draw:text-box>
            <text:p><text:span text:style-name="T3">15%</text:span></text:p>
          </draw:text-box>
        </draw:frame>
        <draw:frame draw:style-name="gr20" draw:text-style-name="P9" draw:layer="layout" svg:width="1.493cm" svg:height="0.806cm" svg:x="14.531cm" svg:y="16.116cm">
          <draw:text-box>
            <text:p><text:span text:style-name="T3">15%</text:span></text:p>
          </draw:text-box>
        </draw:frame>
        <draw:frame draw:style-name="gr20" draw:text-style-name="P9" draw:layer="layout" svg:width="1.493cm" svg:height="0.806cm" svg:x="12.931cm" svg:y="16.116cm">
          <draw:text-box>
            <text:p><text:span text:style-name="T3">10%</text:span></text:p>
          </draw:text-box>
        </draw:frame>
        <draw:frame draw:style-name="gr20" draw:text-style-name="P9" draw:layer="layout" svg:width="1.493cm" svg:height="0.806cm" svg:x="9.63cm" svg:y="16.116cm">
          <draw:text-box>
            <text:p><text:span text:style-name="T3">25%</text:span></text:p>
          </draw:text-box>
        </draw:frame>
        <draw:frame draw:style-name="gr21" draw:text-style-name="P8" draw:layer="layout" svg:width="1.662cm" svg:height="0.725cm" svg:x="5.728cm" svg:y="16.136cm">
          <draw:text-box>
            <text:p text:style-name="P3"><text:span text:style-name="T2">Quo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_20_unfilled" draw:display-name="Square unfilled" svg:viewBox="0 0 300 300" svg:d="M0 0h300v300h-300zM20 20h260v260h-2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3-09T12:33:33.438931154</meta:creation-date>
    <meta:generator>LibreOffice/6.1.5.2$Linux_X86_64 LibreOffice_project/10$Build-2</meta:generator>
    <dc:date>2019-03-09T12:35:57.203229778</dc:date>
    <dc:creator>Philippe GERUM</dc:creator>
    <meta:editing-duration>PT2M24S</meta:editing-duration>
    <meta:editing-cycles>1</meta:editing-cycles>
    <meta:document-statistic meta:object-count="36"/>
  </office:meta>
</office:document-meta>
</file>